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32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9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7-blank-Blank" presentation:presentation-page-layout-name="Master2-PPL7" draw:id="Slide-256">
        <draw:frame draw:id="id196" presentation:style-name="a1300" draw:name="Title 1" svg:x="0.3937in" svg:y="3.64173in" svg:width="10.23622in" svg:height="0.98425in" presentation:class="title" presentation:placeholder="false">
          <draw:text-box>
            <text:p text:style-name="a1299" text:class-names="" text:cond-style-name=""><text:span text:style-name="a1298" text:class-names="">ELL783 – Assignment 1</text:span></text:p>
          </draw:text-box>
          <svg:title/>
          <svg:desc/>
        </draw:frame>
        <draw:frame draw:id="id197" presentation:style-name="a1307" draw:name="Subtitle 2" svg:x="0.59055in" svg:y="5.11811in" svg:width="10.03937in" svg:height="2.75591in" presentation:class="subtitle" presentation:placeholder="false">
          <draw:text-box>
            <text:p text:style-name="a1302" text:class-names="" text:cond-style-name=""><text:span text:style-name="a1301" text:class-names="">Ritik Choudhary, 2017EE10483</text:span></text:p>
            <text:p text:style-name="a1304" text:class-names="" text:cond-style-name=""><text:span text:style-name="a1303" text:class-names="">Sunav Vidhyarthi, 2017ME10618</text:span></text:p>
            <text:p text:style-name="a1306" text:class-names="" text:cond-style-name=""><text:span text:style-name="a1305" text:class-names="">Suryansh Agarwal, 2017ME10620</text:span></text:p>
          </draw:text-box>
          <svg:title/>
          <svg:desc/>
        </draw:frame>
        <presentation:notes draw:style-name="a1313">
          <draw:frame draw:id="id198" draw:style-name="a1310" draw:name="Slide Number Placeholder 6" svg:x="4.67953in" svg:y="11.10827in" svg:width="3.5878in" svg:height="0.58425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311" draw:name="Slide Image Placeholder 1">
            <svg:title/>
            <svg:desc/>
          </draw:page-thumbnail>
          <draw:frame draw:id="id200" presentation:style-name="a13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14" draw:master-page-name="Master1-Layout7-blank-Blank" presentation:presentation-page-layout-name="Master1-PPL7" draw:id="Slide-257">
        <draw:frame draw:id="id201" draw:style-name="a1317" draw:name="Slide Number Placeholder 3" svg:x="0.19685in" svg:y="7.48031in" svg:width="0.59055in" svg:height="0.59055in">
          <draw:text-box>
            <text:p text:style-name="a1316" text:class-names="" text:cond-style-name=""><text:span text:style-name="a1315" text:class-names=""><text:page-number style:num-format="1" text:fixed="false"/></text:span></text:p>
          </draw:text-box>
          <svg:title/>
          <svg:desc/>
        </draw:frame>
        <draw:frame draw:id="id202" presentation:style-name="a1320" draw:name="Title 1" svg:x="0.3937in" svg:y="0.3937in" svg:width="10.23622in" svg:height="0.98425in" presentation:class="title" presentation:placeholder="false">
          <draw:text-box>
            <text:p text:style-name="a1319" text:class-names="" text:cond-style-name=""><text:span text:style-name="a1318" text:class-names="">1. Tracing the System Call</text:span></text:p>
          </draw:text-box>
          <svg:title/>
          <svg:desc/>
        </draw:frame>
        <draw:frame draw:id="id203" presentation:style-name="a1342" draw:name="Text Placeholder 2" svg:x="0.3937in" svg:y="2.16535in" svg:width="10.03937in" svg:height="5.11811in" presentation:class="outline" presentation:placeholder="false">
          <draw:text-box>
            <text:list text:style-name="a1323">
              <text:list-item>
                <text:p text:style-name="a1322" text:class-names="" text:cond-style-name=""><text:span text:style-name="a1321" text:class-names="">1. DATA STRUCTURES</text:span></text:p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>- Use of an integer array “count_array” to keep count of system calls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- Use of an int variable “trace” to control toggle mode</text:span></text:p>
                  </text:list-item>
                </text:list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2. ALGORITHM</text:span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33" text:class-names="">- Use of syscall function to perform count_array[i]++</text:span></text:p>
                  </text:list-item>
                </text:list>
              </text:list-item>
            </text:list>
            <text:list text:style-name="a1338">
              <text:list-item>
                <text:list text:style-name="a1338">
                  <text:list-item>
                    <text:p text:style-name="a1337" text:class-names="" text:cond-style-name=""><text:span text:style-name="a1336" text:class-names="">- Use of ascending_order array to sort alphabetically</text:span></text:p>
                  </text:list-item>
                </text:list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<text:s text:c="1"/></text:span></text:p>
              </text:list-item>
            </text:list>
          </draw:text-box>
          <svg:title/>
          <svg:desc/>
        </draw:frame>
        <presentation:notes draw:style-name="a1348">
          <draw:frame draw:id="id204" draw:style-name="a1345" draw:name="Slide Number Placeholder 6" svg:x="4.67953in" svg:y="11.10827in" svg:width="3.5878in" svg:height="0.58425in">
            <draw:text-box>
              <text:p text:style-name="a1344" text:class-names="" text:cond-style-name=""><text:span text:style-name="a1343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5" presentation:style-name="a1346" draw:name="Slide Image Placeholder 1">
            <svg:title/>
            <svg:desc/>
          </draw:page-thumbnail>
          <draw:frame draw:id="id206" presentation:style-name="a13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49" draw:master-page-name="Master1-Layout7-blank-Blank" presentation:presentation-page-layout-name="Master1-PPL7" draw:id="Slide-258">
        <draw:frame draw:id="id207" draw:style-name="a1352" draw:name="Slide Number Placeholder 3" svg:x="0.19685in" svg:y="7.48031in" svg:width="0.59055in" svg:height="0.59055in">
          <draw:text-box>
            <text:p text:style-name="a1351" text:class-names="" text:cond-style-name=""><text:span text:style-name="a1350" text:class-names=""><text:page-number style:num-format="1" text:fixed="false"/></text:span></text:p>
          </draw:text-box>
          <svg:title/>
          <svg:desc/>
        </draw:frame>
        <draw:frame draw:id="id208" presentation:style-name="a1355" draw:name="Title 1" svg:x="0.3937in" svg:y="0.3937in" svg:width="10.23622in" svg:height="0.98425in" presentation:class="title" presentation:placeholder="false">
          <draw:text-box>
            <text:p text:style-name="a1354" text:class-names="" text:cond-style-name=""><text:span text:style-name="a1353" text:class-names="">2. Toggling the Tracing Mode</text:span></text:p>
          </draw:text-box>
          <svg:title/>
          <svg:desc/>
        </draw:frame>
        <draw:frame draw:id="id209" presentation:style-name="a1365" draw:name="Text Placeholder 2" svg:x="0.3937in" svg:y="2.16535in" svg:width="10.03937in" svg:height="5.11811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- Keeping an int variable called “trace”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3"/>1. trace = 0, trace off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<text:s text:c="3"/>2. trace = 1, trace on</text:span></text:p>
              </text:list-item>
            </text:list>
          </draw:text-box>
          <svg:title/>
          <svg:desc/>
        </draw:frame>
        <presentation:notes draw:style-name="a1371">
          <draw:frame draw:id="id210" draw:style-name="a1368" draw:name="Slide Number Placeholder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1" presentation:style-name="a1369" draw:name="Slide Image Placeholder 1">
            <svg:title/>
            <svg:desc/>
          </draw:page-thumbnail>
          <draw:frame draw:id="id212" presentation:style-name="a13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72" draw:master-page-name="Master1-Layout7-blank-Blank" presentation:presentation-page-layout-name="Master1-PPL7" draw:id="Slide-259">
        <draw:frame draw:id="id213" draw:style-name="a1375" draw:name="Slide Number Placeholder 3" svg:x="0.19685in" svg:y="7.48031in" svg:width="0.59055in" svg:height="0.59055in">
          <draw:text-box>
            <text:p text:style-name="a1374" text:class-names="" text:cond-style-name=""><text:span text:style-name="a1373" text:class-names=""><text:page-number style:num-format="1" text:fixed="false"/></text:span></text:p>
          </draw:text-box>
          <svg:title/>
          <svg:desc/>
        </draw:frame>
        <draw:frame draw:id="id214" presentation:style-name="a1378" draw:name="Title 1" svg:x="0.3937in" svg:y="0.3937in" svg:width="10.23622in" svg:height="0.98425in" presentation:class="title" presentation:placeholder="false">
          <draw:text-box>
            <text:p text:style-name="a1377" text:class-names="" text:cond-style-name=""><text:span text:style-name="a1376" text:class-names="">3. System Call sys_add(int a, int b)</text:span></text:p>
          </draw:text-box>
          <svg:title/>
          <svg:desc/>
        </draw:frame>
        <draw:frame draw:id="id215" presentation:style-name="a1391" draw:name="Text Placeholder 2" svg:x="0.3937in" svg:y="2.16535in" svg:width="10.03937in" svg:height="5.11811in" presentation:class="outline" presentation:placeholder="false">
          <draw:text-box>
            <text:list text:style-name="a1381">
              <text:list-item>
                <text:p text:style-name="a1380" text:class-names="" text:cond-style-name=""><text:span text:style-name="a1379" text:class-names="">- Passing variables from user side to kernel side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- Use of argint() function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- Assigning values to variables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- Checking the variables</text:span></text:p>
              </text:list-item>
            </text:list>
          </draw:text-box>
          <svg:title/>
          <svg:desc/>
        </draw:frame>
        <presentation:notes draw:style-name="a1397">
          <draw:frame draw:id="id216" draw:style-name="a1394" draw:name="Slide Number Placeholder 6" svg:x="4.67953in" svg:y="11.10827in" svg:width="3.5878in" svg:height="0.58425in">
            <draw:text-box>
              <text:p text:style-name="a1393" text:class-names="" text:cond-style-name=""><text:span text:style-name="a139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7" presentation:style-name="a1395" draw:name="Slide Image Placeholder 1">
            <svg:title/>
            <svg:desc/>
          </draw:page-thumbnail>
          <draw:frame draw:id="id218" presentation:style-name="a13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98" draw:master-page-name="Master1-Layout7-blank-Blank" presentation:presentation-page-layout-name="Master1-PPL7" draw:id="Slide-260">
        <draw:frame draw:id="id219" draw:style-name="a1401" draw:name="Slide Number Placeholder 3" svg:x="0.19685in" svg:y="7.48031in" svg:width="0.59055in" svg:height="0.59055in">
          <draw:text-box>
            <text:p text:style-name="a1400" text:class-names="" text:cond-style-name=""><text:span text:style-name="a1399" text:class-names=""><text:page-number style:num-format="1" text:fixed="false"/></text:span></text:p>
          </draw:text-box>
          <svg:title/>
          <svg:desc/>
        </draw:frame>
        <draw:frame draw:id="id220" presentation:style-name="a1407" draw:name="Title 1" svg:x="0.3937in" svg:y="0.3937in" svg:width="10.23622in" svg:height="0.98425in" presentation:class="title" presentation:placeholder="false">
          <draw:text-box>
            <text:p text:style-name="a1406" text:class-names="" text:cond-style-name=""><text:span text:style-name="a1402" text:class-names="">4. Process<text:s text:c="1"/></text:span><text:span text:style-name="a1403" text:class-names="">List System call<text:s text:c="1"/></text:span><text:span text:style-name="a1404" text:class-names="">ps</text:span><text:span text:style-name="a1405" text:class-names="">()</text:span></text:p>
          </draw:text-box>
          <svg:title/>
          <svg:desc/>
        </draw:frame>
        <draw:frame draw:id="id221" presentation:style-name="a1420" draw:name="Text Placeholder 2" svg:x="0.3937in" svg:y="2.16535in" svg:width="10.03937in" svg:height="5.11811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- Use of proc_struct, the predefined PCB structure in xv6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- Keeping track of resources used, and process states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- Using unused state for defining the running state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- Use of ptable struct, accesing it and use of locks to prevent counting the processes while it is being changed</text:span></text:p>
              </text:list-item>
            </text:list>
          </draw:text-box>
          <svg:title/>
          <svg:desc/>
        </draw:frame>
        <presentation:notes draw:style-name="a1426">
          <draw:frame draw:id="id222" draw:style-name="a1423" draw:name="Slide Number Placeholder 6" svg:x="4.67953in" svg:y="11.10827in" svg:width="3.5878in" svg:height="0.58425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3" presentation:style-name="a1424" draw:name="Slide Image Placeholder 1">
            <svg:title/>
            <svg:desc/>
          </draw:page-thumbnail>
          <draw:frame draw:id="id224" presentation:style-name="a14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27" draw:master-page-name="Master1-Layout7-blank-Blank" presentation:presentation-page-layout-name="Master1-PPL7" draw:id="Slide-261">
        <draw:frame draw:id="id225" draw:style-name="a1430" draw:name="Slide Number Placeholder 3" svg:x="0.19685in" svg:y="7.48031in" svg:width="0.59055in" svg:height="0.59055in">
          <draw:text-box>
            <text:p text:style-name="a1429" text:class-names="" text:cond-style-name=""><text:span text:style-name="a1428" text:class-names=""><text:page-number style:num-format="1" text:fixed="false"/></text:span></text:p>
          </draw:text-box>
          <svg:title/>
          <svg:desc/>
        </draw:frame>
        <draw:frame draw:id="id226" presentation:style-name="a1434" draw:name="Title 1" svg:x="0.3937in" svg:y="0.3937in" svg:width="10.23622in" svg:height="0.98425in" presentation:class="title" presentation:placeholder="false">
          <draw:text-box>
            <text:p text:style-name="a1433" text:class-names="" text:cond-style-name=""><text:span text:style-name="a1431" text:class-names="">5. IPC<text:s text:c="1"/></text:span><text:span text:style-name="a1432" text:class-names="">System Calls for Unicast Comm.</text:span></text:p>
          </draw:text-box>
          <svg:title/>
          <svg:desc/>
        </draw:frame>
        <draw:frame draw:id="id227" presentation:style-name="a1462" draw:name="Text Placeholder 2" svg:x="0.3937in" svg:y="2.16535in" svg:width="10.03937in" svg:height="5.11811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1. DATA STRUCTURE</text:span></text:p>
              </text:list-item>
            </text:list>
            <text:list text:style-name="a1440">
              <text:list-item>
                <text:list text:style-name="a1440">
                  <text:list-item>
                    <text:p text:style-name="a1439" text:class-names="" text:cond-style-name=""><text:span text:style-name="a1438" text:class-names="">- inbox array for storing messages globally (database)</text:span></text:p>
                  </text:list-item>
                </text:list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41" text:class-names="">- first_msg array, pointer to first messagex_size</text:span></text:p>
                  </text:list-item>
                </text:list>
              </text:list-item>
            </text:list>
            <text:list text:style-name="a1446">
              <text:list-item>
                <text:list text:style-name="a1446">
                  <text:list-item>
                    <text:p text:style-name="a1445" text:class-names="" text:cond-style-name=""><text:span text:style-name="a1444" text:class-names="">- lasy_msg array, pointer to last message</text:span></text:p>
                  </text:list-item>
                </text:list>
              </text:list-item>
            </text:list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- Inbox_size array, keeping count of number of received messages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- Use of ptable. Definition in proc.c.</text:span></text:p>
                  </text:list-item>
                </text:list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2. ALGORITHM AND IMPLEMENTATION</text:span></text:p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6" text:class-names="">- Implementation of recv(char* msg) and send(int my_id, int recv_id, char* msg) system calls</text:span></text:p>
                  </text:list-item>
                </text:list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  <presentation:notes draw:style-name="a1468">
          <draw:frame draw:id="id228" draw:style-name="a1465" draw:name="Slide Number Placeholder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9" presentation:style-name="a1466" draw:name="Slide Image Placeholder 1">
            <svg:title/>
            <svg:desc/>
          </draw:page-thumbnail>
          <draw:frame draw:id="id230" presentation:style-name="a14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69" draw:master-page-name="Master1-Layout7-blank-Blank" presentation:presentation-page-layout-name="Master1-PPL7" draw:id="Slide-262">
        <draw:frame draw:id="id231" draw:style-name="a1472" draw:name="Slide Number Placeholder 3" svg:x="0.19685in" svg:y="7.48031in" svg:width="0.59055in" svg:height="0.59055in">
          <draw:text-box>
            <text:p text:style-name="a1471" text:class-names="" text:cond-style-name=""><text:span text:style-name="a1470" text:class-names=""><text:page-number style:num-format="1" text:fixed="false"/></text:span></text:p>
          </draw:text-box>
          <svg:title/>
          <svg:desc/>
        </draw:frame>
        <draw:frame draw:id="id232" presentation:style-name="a1476" draw:name="Title 1" svg:x="0.3937in" svg:y="0.3937in" svg:width="10.23622in" svg:height="0.98425in" presentation:class="title" presentation:placeholder="false">
          <draw:text-box>
            <text:p text:style-name="a1475" text:class-names="" text:cond-style-name=""><text:span text:style-name="a1473" text:class-names="">6. Distributed<text:s text:c="1"/></text:span><text:span text:style-name="a1474" text:class-names="">Algorithm</text:span></text:p>
          </draw:text-box>
          <svg:title/>
          <svg:desc/>
        </draw:frame>
        <draw:frame draw:id="id233" presentation:style-name="a1492" draw:name="Text Placeholder 2" svg:x="0.3937in" svg:y="2.16535in" svg:width="10.03937in" svg:height="5.11811in" presentation:class="outline" presentation:placeholder="false">
          <draw:text-box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- Use of child processes to perform partial sums</text:span></text:p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- Use of “message passing” as core concept of a ditributed algorithm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p text:style-name="a1484" text:class-names="" text:cond-style-name=""><text:span text:style-name="a1483" text:class-names="">- Parent process collects partial sums and concludes the algortihm by generating the final sum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>- Parent process wait() for its child processes as the master process</text:span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- Use of recv(char *msg) and send(int my_id, int recv_id, char* msg) system calls for sending and receiving partial sums at child and master (parent) process respectively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498">
          <draw:frame draw:id="id234" draw:style-name="a1495" draw:name="Slide Number Placeholder 6" svg:x="4.67953in" svg:y="11.10827in" svg:width="3.5878in" svg:height="0.58425in">
            <draw:text-box>
              <text:p text:style-name="a1494" text:class-names="" text:cond-style-name=""><text:span text:style-name="a149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5" presentation:style-name="a1496" draw:name="Slide Image Placeholder 1">
            <svg:title/>
            <svg:desc/>
          </draw:page-thumbnail>
          <draw:frame draw:id="id236" presentation:style-name="a14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99" draw:master-page-name="Master1-Layout7-blank-Blank" presentation:presentation-page-layout-name="Master1-PPL7" draw:id="Slide-263">
        <draw:frame draw:id="id237" draw:style-name="a1502" draw:name="Slide Number Placeholder 3" svg:x="0.19685in" svg:y="7.48031in" svg:width="0.59055in" svg:height="0.59055in">
          <draw:text-box>
            <text:p text:style-name="a1501" text:class-names="" text:cond-style-name=""><text:span text:style-name="a1500" text:class-names=""><text:page-number style:num-format="1" text:fixed="false"/></text:span></text:p>
          </draw:text-box>
          <svg:title/>
          <svg:desc/>
        </draw:frame>
        <draw:frame draw:id="id238" presentation:style-name="a1503" draw:name="Title 1" svg:x="0.3937in" svg:y="0.3937in" svg:width="10.23622in" svg:height="0.98425in" presentation:class="title" presentation:placeholder="true">
          <draw:text-box/>
          <svg:title/>
          <svg:desc/>
        </draw:frame>
        <draw:frame draw:id="id239" presentation:style-name="a1516" draw:name="Subtitle 2" svg:x="0.3937in" svg:y="2.16535in" svg:width="10.03937in" svg:height="5.11811in" presentation:class="subtitle" presentation:placeholder="false">
          <draw:text-box>
            <text:p text:style-name="a1505" text:class-names="" text:cond-style-name=""><text:span text:style-name="a1504" text:class-names=""/></text:p>
            <text:p text:style-name="a1507" text:class-names="" text:cond-style-name=""><text:span text:style-name="a1506" text:class-names=""/></text:p>
            <text:p text:style-name="a1509" text:class-names="" text:cond-style-name=""><text:span text:style-name="a1508" text:class-names=""/></text:p>
            <text:p text:style-name="a1511" text:class-names="" text:cond-style-name=""><text:span text:style-name="a1510" text:class-names=""/></text:p>
            <text:p text:style-name="a1513" text:class-names="" text:cond-style-name=""><text:span text:style-name="a1512" text:class-names=""/></text:p>
            <text:p text:style-name="a1515" text:class-names="" text:cond-style-name=""><text:span text:style-name="a1514" text:class-names=""><text:s text:c="30"/>THANK YOU!</text:span></text:p>
          </draw:text-box>
          <svg:title/>
          <svg:desc/>
        </draw:frame>
        <presentation:notes draw:style-name="a1522">
          <draw:frame draw:id="id240" draw:style-name="a1519" draw:name="Slide Number Placeholder 6" svg:x="4.67953in" svg:y="11.10827in" svg:width="3.5878in" svg:height="0.58425in">
            <draw:text-box>
              <text:p text:style-name="a1518" text:class-names="" text:cond-style-name=""><text:span text:style-name="a151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1" presentation:style-name="a1520" draw:name="Slide Image Placeholder 1">
            <svg:title/>
            <svg:desc/>
          </draw:page-thumbnail>
          <draw:frame draw:id="id242" presentation:style-name="a15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9685in" svg:width="10.62992in" svg:height="1.37795in" draw:id="id15" draw:layer="Master1-bg" draw:style-name="a62" draw:name="Freeform: Shap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reeform: Shap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reeform: Shap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l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Slide Number Placeholder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Slide Image Placeholder 1">
          <svg:title/>
          <svg:desc/>
        </draw:page-thumbnail>
        <draw:frame draw:id="id10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0in" svg:y="0.19685in" svg:width="10.62992in" svg:height="1.37795in" draw:id="id24" draw:layer="Master1-bg" draw:style-name="a110" draw:name="Freeform: 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reeform: Shap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reeform: Shap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reeform: Shap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le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9" presentation:style-name="a139" draw:name="Content Placeholder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Click to 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e Placeholder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ooter Placeholder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Slide Number Placeholder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Slide Image Placeholder 1">
          <svg:title/>
          <svg:desc/>
        </draw:page-thumbnail>
        <draw:frame draw:id="id10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.19685in" svg:width="10.62992in" svg:height="1.37795in" draw:id="id33" draw:layer="Master1-bg" draw:style-name="a170" draw:name="Freeform: Shap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reeform: Shap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reeform: Shap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reeform: Shap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le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8" presentation:style-name="a187" draw:name="Text Placeholder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9" presentation:style-name="a190" draw:name="Date Placeholder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ooter Placeholder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Slide Number Placeholder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Slide Image Placeholder 1">
          <svg:title/>
          <svg:desc/>
        </draw:page-thumbnail>
        <draw:frame draw:id="id10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0in" svg:y="0.19685in" svg:width="10.62992in" svg:height="1.37795in" draw:id="id42" draw:layer="Master1-bg" draw:style-name="a218" draw:name="Freeform: Shap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reeform: Shap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reeform: Shap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reeform: Shap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le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7" presentation:style-name="a247" draw:name="Content Placeholder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Click to 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Content Placeholder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e Placeholder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ooter Placeholder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Slide Image Placeholder 1">
          <svg:title/>
          <svg:desc/>
        </draw:page-thumbnail>
        <draw:frame draw:id="id10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0in" svg:y="0.19685in" svg:width="10.62992in" svg:height="1.37795in" draw:id="id52" draw:layer="Master1-bg" draw:style-name="a294" draw:name="Freeform: Shap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reeform: Shap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reeform: Shap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reeform: Shap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le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57" presentation:style-name="a311" draw:name="Text Placeholder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58" presentation:style-name="a327" draw:name="Content Placeholder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Click to 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 Placeholder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60" presentation:style-name="a347" draw:name="Content Placeholder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Click to edit Master text styles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ooter Placeholder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Slide Number Placeholder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Slide Image Placeholder 1">
          <svg:title/>
          <svg:desc/>
        </draw:page-thumbnail>
        <draw:frame draw:id="id10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0in" svg:y="0.19685in" svg:width="10.62992in" svg:height="1.37795in" draw:id="id64" draw:layer="Master1-bg" draw:style-name="a378" draw:name="Freeform: Shap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reeform: Shap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reeform: Shap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reeform: Shap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le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69" presentation:style-name="a394" draw:name="Date Placeholder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ooter Placeholder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Slide Number Placeholder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Slide Image Placeholder 1">
          <svg:title/>
          <svg:desc/>
        </draw:page-thumbnail>
        <draw:frame draw:id="id10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0in" svg:y="0.19685in" svg:width="10.62992in" svg:height="1.37795in" draw:id="id72" draw:layer="Master1-bg" draw:style-name="a422" draw:name="Freeform: Shap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reeform: Shap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reeform: Shap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e Placeholder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ooter Placeholder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Slide Number Placeholder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Slide Image Placeholder 1">
          <svg:title/>
          <svg:desc/>
        </draw:page-thumbnail>
        <draw:frame draw:id="id10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0in" svg:y="0.19685in" svg:width="10.62992in" svg:height="1.37795in" draw:id="id79" draw:layer="Master1-bg" draw:style-name="a462" draw:name="Freeform: Shap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reeform: Shap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reeform: Shap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reeform: Shap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le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84" presentation:style-name="a491" draw:name="Content Placeholder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Click to edit Master text styles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 Placeholder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</draw:text-box>
        <svg:title/>
        <svg:desc/>
      </draw:frame>
      <draw:frame draw:id="id86" presentation:style-name="a498" draw:name="Date Placeholder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ooter Placeholder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Slide Number Placeholder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Slide Image Placeholder 1">
          <svg:title/>
          <svg:desc/>
        </draw:page-thumbnail>
        <draw:frame draw:id="id10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0in" svg:y="0.19685in" svg:width="10.62992in" svg:height="1.37795in" draw:id="id89" draw:layer="Master1-bg" draw:style-name="a526" draw:name="Freeform: Shap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reeform: Shap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reeform: Shap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reeform: Shap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le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94" presentation:style-name="a542" draw:name="Picture Placeholder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 Placeholder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96" presentation:style-name="a549" draw:name="Date Placeholder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ooter Placeholder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Slide Number Placeholder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Slide Image Placeholder 1">
          <svg:title/>
          <svg:desc/>
        </draw:page-thumbnail>
        <draw:frame draw:id="id10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0in" svg:y="0.19685in" svg:width="10.62992in" svg:height="1.37795in" draw:id="id99" draw:layer="Master1-bg" draw:style-name="a577" draw:name="Freeform: Shap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reeform: Shap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reeform: Shap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reeform: Shap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le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4" presentation:style-name="a607" draw:name="Vertical Text Placeholder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e Placeholder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ooter Placeholder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Slide Number Placeholder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Slide Image Placeholder 1">
          <svg:title/>
          <svg:desc/>
        </draw:page-thumbnail>
        <draw:frame draw:id="id10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0in" svg:y="0.19685in" svg:width="10.62992in" svg:height="1.37795in" draw:id="id108" draw:layer="Master1-bg" draw:style-name="a638" draw:name="Freeform: Shap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reeform: Shap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reeform: Shap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reeform: Shap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cal Title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3" presentation:style-name="a668" draw:name="Vertical Text Placeholder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e Placeholder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ooter Placeholder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Slide Number Placeholder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Slide Image Placeholder 1">
          <svg:title/>
          <svg:desc/>
        </draw:page-thumbnail>
        <draw:frame draw:id="id10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Freeform: Shape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le Placeholder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 Placeholder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e Placeholder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ooter Placeholder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Slide Number Placeholder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Slide Image Placeholder 1">
          <svg:title/>
          <svg:desc/>
        </draw:page-thumbnail>
        <draw:frame draw:id="id10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46">
      <draw:custom-shape svg:x="0in" svg:y="3.44488in" svg:width="10.62992in" svg:height="1.37795in" draw:id="id123" draw:layer="Master2-bg" draw:style-name="a749" draw:name="Freeform: Shape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le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Click to edit Master title style</text:span><text:span text:style-name="a751" text:class-names=""/></text:p>
        </draw:text-box>
        <svg:title/>
        <svg:desc/>
      </draw:frame>
      <draw:frame draw:id="id125" presentation:style-name="a757" draw:name="Subtitle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Click to edit Master subtitle style</text:span><text:span text:style-name="a755" text:class-names=""/></text:p>
        </draw:text-box>
        <svg:title/>
        <svg:desc/>
      </draw:frame>
      <draw:frame draw:id="id126" presentation:style-name="a760" draw:name="Date Placeholder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ooter Placeholder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Slide Number Placeholder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Slide Image Placeholder 1">
          <svg:title/>
          <svg:desc/>
        </draw:page-thumbnail>
        <draw:frame draw:id="id10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5">
      <draw:custom-shape svg:x="0in" svg:y="3.44488in" svg:width="10.62992in" svg:height="1.37795in" draw:id="id129" draw:layer="Master2-bg" draw:style-name="a788" draw:name="Freeform: Shape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le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131" presentation:style-name="a808" draw:name="Content Placeholder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Click to 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e Placeholder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ooter Placeholder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Slide Number Placeholder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Slide Image Placeholder 1">
          <svg:title/>
          <svg:desc/>
        </draw:page-thumbnail>
        <draw:frame draw:id="id10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6">
      <draw:custom-shape svg:x="0in" svg:y="3.44488in" svg:width="10.62992in" svg:height="1.37795in" draw:id="id135" draw:layer="Master2-bg" draw:style-name="a839" draw:name="Freeform: Shape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le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37" presentation:style-name="a847" draw:name="Text Placeholder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38" presentation:style-name="a850" draw:name="Date Placeholder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ooter Placeholder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Slide Number Placeholder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Slide Image Placeholder 1">
          <svg:title/>
          <svg:desc/>
        </draw:page-thumbnail>
        <draw:frame draw:id="id10" presentation:style-name="a861" draw:name="Notes Placehold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Header Placehold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e Placehold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ooter Placehold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Slide Number Placehold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75">
      <draw:custom-shape svg:x="0in" svg:y="3.44488in" svg:width="10.62992in" svg:height="1.37795in" draw:id="id141" draw:layer="Master2-bg" draw:style-name="a878" draw:name="Freeform: Shape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le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43" presentation:style-name="a898" draw:name="Content Placeholder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Content Placeholder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Click to edit Master text styles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e Placeholder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ooter Placeholder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Slide Number Placeholder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Slide Image Placeholder 1">
          <svg:title/>
          <svg:desc/>
        </draw:page-thumbnail>
        <draw:frame draw:id="id10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2">
      <draw:custom-shape svg:x="0in" svg:y="3.44488in" svg:width="10.62992in" svg:height="1.37795in" draw:id="id148" draw:layer="Master2-bg" draw:style-name="a945" draw:name="Freeform: Shap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le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150" presentation:style-name="a953" draw:name="Text Placeholder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151" presentation:style-name="a969" draw:name="Content Placeholder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 Placeholder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to edit Master text styles</text:span></text:p>
            </text:list-item>
          </text:list>
        </draw:text-box>
        <svg:title/>
        <svg:desc/>
      </draw:frame>
      <draw:frame draw:id="id153" presentation:style-name="a989" draw:name="Content Placeholder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Click to edit Master text styles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Second level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hird level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ifth level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e Placeholder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ooter Placeholder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Slide Number Placeholder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Slide Image Placeholder 1">
          <svg:title/>
          <svg:desc/>
        </draw:page-thumbnail>
        <draw:frame draw:id="id10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17">
      <draw:custom-shape svg:x="0in" svg:y="3.44488in" svg:width="10.62992in" svg:height="1.37795in" draw:id="id157" draw:layer="Master2-bg" draw:style-name="a1020" draw:name="Freeform: Shape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le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Click to edit Master title style</text:span><text:span text:style-name="a1022" text:class-names=""/></text:p>
        </draw:text-box>
        <svg:title/>
        <svg:desc/>
      </draw:frame>
      <draw:frame draw:id="id159" presentation:style-name="a1027" draw:name="Date Placeholder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ooter Placeholder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Slide Number Placeholder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Slide Image Placeholder 1">
          <svg:title/>
          <svg:desc/>
        </draw:page-thumbnail>
        <draw:frame draw:id="id10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2">
      <draw:custom-shape svg:x="0in" svg:y="3.44488in" svg:width="10.62992in" svg:height="1.37795in" draw:id="id162" draw:layer="Master2-bg" draw:style-name="a1055" draw:name="Freeform: Shape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e Placeholder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ooter Placeholder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Slide Number Placeholder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Slide Image Placeholder 1">
          <svg:title/>
          <svg:desc/>
        </draw:page-thumbnail>
        <draw:frame draw:id="id10" presentation:style-name="a1069" draw:name="Notes Placehold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Header Placehold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e Placehold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ooter Placehold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Slide Number Placehold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83">
      <draw:custom-shape svg:x="0in" svg:y="3.44488in" svg:width="10.62992in" svg:height="1.37795in" draw:id="id166" draw:layer="Master2-bg" draw:style-name="a1086" draw:name="Freeform: Shape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l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Click to edit Master title style</text:span><text:span text:style-name="a1088" text:class-names=""/></text:p>
        </draw:text-box>
        <svg:title/>
        <svg:desc/>
      </draw:frame>
      <draw:frame draw:id="id168" presentation:style-name="a1106" draw:name="Content Placeholder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Click to edit Master text styles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 Placeholder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ck to edit Master text styles</text:span></text:p>
            </text:list-item>
          </text:list>
        </draw:text-box>
        <svg:title/>
        <svg:desc/>
      </draw:frame>
      <draw:frame draw:id="id170" presentation:style-name="a1113" draw:name="Date Placeholder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ooter Placeholder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Slide Number Placeholder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Slide Image Placeholder 1">
          <svg:title/>
          <svg:desc/>
        </draw:page-thumbnail>
        <draw:frame draw:id="id10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38">
      <draw:custom-shape svg:x="0in" svg:y="3.44488in" svg:width="10.62992in" svg:height="1.37795in" draw:id="id173" draw:layer="Master2-bg" draw:style-name="a1141" draw:name="Freeform: Shap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le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175" presentation:style-name="a1148" draw:name="Picture Placeholder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 Placeholder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Click to edit Master text styles</text:span></text:p>
            </text:list-item>
          </text:list>
        </draw:text-box>
        <svg:title/>
        <svg:desc/>
      </draw:frame>
      <draw:frame draw:id="id177" presentation:style-name="a1155" draw:name="Date Placeholder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ooter Placeholder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Slide Number Placeholder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Slide Image Placeholder 1">
          <svg:title/>
          <svg:desc/>
        </draw:page-thumbnail>
        <draw:frame draw:id="id10" presentation:style-name="a1166" draw:name="Notes Placehold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Header Placehold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e Placehold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ooter Placehold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Slide Number Placehold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80">
      <draw:custom-shape svg:x="0in" svg:y="3.44488in" svg:width="10.62992in" svg:height="1.37795in" draw:id="id180" draw:layer="Master2-bg" draw:style-name="a1183" draw:name="Freeform: Shape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le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182" presentation:style-name="a1204" draw:name="Vertical Text Placeholder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e Placeholder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ooter Placeholder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Slide Number Placeholder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Slide Image Placeholder 1">
          <svg:title/>
          <svg:desc/>
        </draw:page-thumbnail>
        <draw:frame draw:id="id10" presentation:style-name="a1218" draw:name="Notes Placehold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Header Placehold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e Placehold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ooter Placehold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Slide Number Placehold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32">
      <draw:custom-shape svg:x="0in" svg:y="3.44488in" svg:width="10.62992in" svg:height="1.37795in" draw:id="id186" draw:layer="Master2-bg" draw:style-name="a1235" draw:name="Freeform: Shape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cal Title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88" presentation:style-name="a1256" draw:name="Vertical Text Placeholder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Click to edit Master text styles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e Placeholder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ooter Placeholder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Slide Number Placeholder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Slide Image Placeholder 1">
          <svg:title/>
          <svg:desc/>
        </draw:page-thumbnail>
        <draw:frame draw:id="id10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Header Placeholder 1" svg:x="0in" svg:y="0in" svg:width="3.5878in" svg:height="0.58425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Date Placeholder 2" svg:x="4.67953in" svg:y="0in" svg:width="3.5878in" svg:height="0.58425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Footer Placeholder 3" svg:x="0in" svg:y="11.10827in" svg:width="3.5878in" svg:height="0.58425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Slide Number Placeholder 4" svg:x="4.67953in" svg:y="11.10827in" svg:width="3.5878in" svg:height="0.58425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Sunav Kumar Vidhyarthi</dc:creator>
    <meta:creation-date>2021-03-27T22:40:03Z</meta:creation-date>
    <dc:date>2021-03-27T12:40:34Z</dc:date>
    <meta:editing-cycles>4</meta:editing-cycles>
    <meta:editing-duration>PT782S</meta:editing-duration>
    <meta:document-statistic meta:paragraph-count="62" meta:word-count="435"/>
  </office:meta>
</office:document-meta>
</file>